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3118in"/>
    </style:style>
    <style:style style:name="co4" style:family="table-column">
      <style:table-column-properties fo:break-before="auto" style:column-width="1.367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0154in" fo:break-before="auto" style:use-optimal-row-height="true"/>
    </style:style>
    <style:style style:name="ro3" style:family="table-row">
      <style:table-row-properties style:row-height="1.347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8492in" fo:break-before="auto" style:use-optimal-row-height="true"/>
    </style:style>
    <style:style style:name="ro6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1.1811in" fo:break-before="auto" style:use-optimal-row-height="tru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2173in" fo:break-before="auto" style:use-optimal-row-height="true"/>
    </style:style>
    <style:style style:name="ro10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4586"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en" style:country-asian="US" style:font-style-asian="normal" style:font-weight-asian="normal" style:font-name-complex="TimesNewRomanPSMT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ja" style:country-asian="JP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008in solid #000000"/>
      <style:text-properties fo:color="#000000" style:font-name="Calibri" fo:font-size="12pt" style:font-name-asian="Calibri" style:font-size-asian="12pt" style:font-name-complex="TimesNewRomanPSMT" style:font-size-complex="12pt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color="#000000" style:font-name="Calibri" fo:font-size="12pt" fo:language="en" fo:country="US" fo:font-weight="normal" style:font-name-asian="Calibri" style:font-size-asian="12pt" style:language-asian="en" style:country-asian="US" style:font-weight-asian="normal" style:font-name-complex="Tahoma" style:font-size-complex="12pt" style:language-complex="en" style:country-complex="US" style:font-weight-complex="normal"/>
    </style:style>
    <style:style style:name="ce6" style:family="table-cell" style:parent-style-name="Default">
      <style:table-cell-properties fo:border="0.0008in solid #000000"/>
      <style:text-properties fo:color="#000000" style:font-name="Calibri" fo:font-size="12pt" fo:language="en" fo:country="US" fo:font-weight="normal" style:font-name-asian="Calibri" style:font-size-asian="12pt" style:language-asian="ja" style:country-asian="JP" style:font-weight-asian="normal" style:font-name-complex="Lucida Sans" style:font-size-complex="12pt" style:language-complex="hi" style:country-complex="IN" style:font-weight-complex="normal"/>
    </style:style>
    <style:style style:name="ce7" style:family="table-cell" style:parent-style-name="Default">
      <style:table-cell-properties fo:border="0.0008in solid #000000"/>
      <style:text-properties fo:color="#000000" style:font-name="Calibri" fo:font-size="12pt" fo:font-weight="normal" style:font-name-asian="Calibri" style:font-size-asian="12pt" style:font-weight-asian="normal" style:font-name-complex="Lucida Sans" style:font-size-complex="12pt" style:font-weight-complex="normal"/>
    </style:style>
    <style:style style:name="ce8" style:family="table-cell" style:parent-style-name="Default">
      <style:table-cell-properties fo:border="0.0008in solid #000000"/>
      <style:text-properties fo:color="#000000" style:font-name="Calibri" fo:font-size="12pt" fo:language="en" fo:country="US" fo:font-weight="normal" style:font-name-asian="Calibri" style:font-size-asian="12pt" style:language-asian="en" style:country-asian="US" style:font-weight-asian="normal" style:font-name-complex="Tahoma" style:font-size-complex="12pt" style:language-complex="en" style:country-complex="US" style:font-weight-complex="normal"/>
    </style:style>
    <style:style style:name="ce9" style:family="table-cell" style:parent-style-name="Default">
      <style:table-cell-properties fo:border="0.0008in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ce10" style:family="table-cell" style:parent-style-name="Default">
      <style:table-cell-properties fo:border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font-name-asian="Calibr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/>
    </style:style>
    <style:style style:name="ce11" style:family="table-cell" style:parent-style-name="Default">
      <style:table-cell-properties fo:border="0.0008in solid #000000"/>
    </style:style>
    <style:style style:name="ce12" style:family="table-cell" style:parent-style-name="Default" style:data-style-name="N37">
      <style:table-cell-properties fo:border="0.0008in solid #000000"/>
    </style:style>
    <style:style style:name="ce13" style:family="table-cell" style:parent-style-name="Default">
      <style:table-cell-properties fo:border="0.0008in solid #000000"/>
      <style:text-properties style:font-name="Arial" style:font-name-asian="ＭＳ Ｐゴシック" style:font-name-complex="Lucida Sans"/>
    </style:style>
    <style:style style:name="ce14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T1" style:family="text">
      <style:text-properties style:font-name="Arial" style:font-name-asian="ＭＳ Ｐゴシック" style:font-name-complex="Lucida Sans"/>
    </style:style>
  </office:automatic-styles>
  <office:body>
    <office:spreadsheet>
      <table:table table:name="Sheet1" table:style-name="ta1" table:print="false">
        <table:table-column table:style-name="co2" table:default-cell-style-name="ce9"/>
        <table:table-column table:style-name="co4" table:default-cell-style-name="ce12"/>
        <table:table-column table:style-name="co3" table:default-cell-style-name="Default"/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1" office:value-type="string">
            <text:p>Employee Name</text:p>
          </table:table-cell>
          <table:table-cell table:style-name="ce1" office:value-type="string">
            <text:p>Log Missing Dates</text:p>
          </table:table-cell>
          <table:table-cell/>
        </table:table-row>
        <table:table-row table:style-name="ro2">
          <table:table-cell table:style-name="ce2" office:value-type="string">
            <text:p>KEERTHANA SUBBARAYAN – P-2356</text:p>
          </table:table-cell>
          <table:table-cell table:style-name="ce11" office:value-type="string">
            <text:p>04/07/2018(1hr)</text:p>
            <text:p>05/07/2018(1hr)</text:p>
            <text:p>06/08/2018</text:p>
            <text:p>09/07/2018</text:p>
            <text:p>10/07/2018</text:p>
            <text:p>11/07/2018</text:p>
          </table:table-cell>
          <table:table-cell/>
        </table:table-row>
        <table:table-row table:style-name="ro3">
          <table:table-cell table:style-name="ce3" office:value-type="string">
            <text:p>Sivakumar Subramaniyan – 1768</text:p>
          </table:table-cell>
          <table:table-cell office:value-type="string">
            <text:p>02/07/2018</text:p>
            <text:p>03/07/2018</text:p>
            <text:p><text:span text:style-name="T1">04/07/2018</text:span></text:p>
            <text:p><text:span text:style-name="T1">05/07/2018</text:span></text:p>
            <text:p><text:span text:style-name="T1">06/08/2018</text:span></text:p>
            <text:p><text:span text:style-name="T1">09/07/2018</text:span></text:p>
            <text:p><text:span text:style-name="T1">10/07/2018</text:span></text:p>
            <text:p><text:span text:style-name="T1">11/07/2018</text:span></text:p>
          </table:table-cell>
          <table:table-cell/>
        </table:table-row>
        <table:table-row table:style-name="ro4">
          <table:table-cell table:style-name="ce4" office:value-type="string">
            <text:p>GOKULSANKAR Y- P-2226</text:p>
          </table:table-cell>
          <table:table-cell office:value-type="string">
            <text:p>10/07/2018</text:p>
            <text:p>11/07/2018</text:p>
          </table:table-cell>
          <table:table-cell/>
        </table:table-row>
        <table:table-row table:style-name="ro5">
          <table:table-cell table:style-name="ce5" office:value-type="string">
            <text:p>Soundharya Ramakrishnan – 175</text:p>
          </table:table-cell>
          <table:table-cell table:style-name="ce13" office:value-type="string">
            <text:p><text:span text:style-name="T1">05/07/2018</text:span></text:p>
            <text:p><text:span text:style-name="T1">06/08/2018</text:span></text:p>
            <text:p><text:span text:style-name="T1">09/07/2018</text:span></text:p>
            <text:p><text:span text:style-name="T1">10/07/2018</text:span></text:p>
            <text:p><text:span text:style-name="T1">11/07/2018</text:span></text:p>
          </table:table-cell>
          <table:table-cell office:value-type="string">
            <text:p>Not logged in free resource ticket in HUE.</text:p>
          </table:table-cell>
        </table:table-row>
        <table:table-row table:style-name="ro6">
          <table:table-cell table:style-name="ce3" office:value-type="string">
            <text:p>VENKATESH MAHESHWARAN – P-2211</text:p>
          </table:table-cell>
          <table:table-cell table:style-name="ce14" office:value-type="date" office:date-value="2018-04-07">
            <text:p>04/07/18</text:p>
          </table:table-cell>
          <table:table-cell/>
        </table:table-row>
        <table:table-row table:style-name="ro7">
          <table:table-cell table:style-name="ce6" office:value-type="string">
            <text:p>Martin Philips Arockiaraj Nova – 1764</text:p>
          </table:table-cell>
          <table:table-cell office:value-type="string">
            <text:p>02/07/2018</text:p>
            <text:p>03/07/2018</text:p>
            <text:p><text:span text:style-name="T1">04/07/2018</text:span></text:p>
            <text:p><text:span text:style-name="T1">05/07/2018</text:span></text:p>
            <text:p><text:span text:style-name="T1">06/08/2018</text:span></text:p>
            <text:p><text:span text:style-name="T1">09/07/2018</text:span></text:p>
            <text:p><text:span text:style-name="T1">10/07/2018</text:span></text:p>
          </table:table-cell>
          <table:table-cell/>
        </table:table-row>
        <table:table-row table:style-name="ro8">
          <table:table-cell table:style-name="ce5" office:value-type="string">
            <text:p>HARETHA <text:s/>S J JAYAVIKRAMAN – P-2378</text:p>
          </table:table-cell>
          <table:table-cell table:style-name="ce13" office:value-type="string">
            <text:p><text:span text:style-name="T1">06/08/2018</text:span></text:p>
            <text:p><text:span text:style-name="T1">09/07/2018</text:span></text:p>
            <text:p><text:span text:style-name="T1">10/07/2018</text:span></text:p>
          </table:table-cell>
          <table:table-cell office:value-type="string">
            <text:p>Not logged in free resource ticket in HUE.</text:p>
          </table:table-cell>
        </table:table-row>
        <table:table-row table:style-name="ro8">
          <table:table-cell table:style-name="ce7" office:value-type="string">
            <text:p>Kalpanadevi Ponnusamy – 1534</text:p>
          </table:table-cell>
          <table:table-cell table:style-name="ce13" office:value-type="string">
            <text:p><text:span text:style-name="T1">02/07/2018</text:span></text:p>
            <text:p><text:span text:style-name="T1">03/07/2018</text:span></text:p>
            <text:p><text:span text:style-name="T1">04/07/2018(1hr)</text:span></text:p>
          </table:table-cell>
          <table:table-cell/>
        </table:table-row>
        <table:table-row table:style-name="ro9">
          <table:table-cell table:style-name="ce5" office:value-type="string">
            <text:p>Ponni Nachiappan – 894</text:p>
          </table:table-cell>
          <table:table-cell office:value-type="string">
            <text:p>06/07/2018(2hrs)</text:p>
          </table:table-cell>
          <table:table-cell office:value-type="string">
            <text:p>Not logged in free resource ticket in HUE.</text:p>
          </table:table-cell>
        </table:table-row>
        <table:table-row table:style-name="ro10">
          <table:table-cell table:style-name="ce8" office:value-type="string">
            <text:p>Karthikeyan Annamalai – 1479</text:p>
          </table:table-cell>
          <table:table-cell table:style-name="ce11" office:value-type="string">
            <text:p>02/07/2018(2hrs)</text:p>
            <text:p>03/07/2018</text:p>
            <text:p>05/07/2018(0.30min)</text:p>
            <text:p>06/07/2018(7hrs)</text:p>
          </table:table-cell>
          <table:table-cell/>
        </table:table-row>
        <table:table-row table:style-name="ro6">
          <table:table-cell table:style-name="ce8" office:value-type="string">
            <text:p>GOVINDARAJAN SIVARAJ – P-2222</text:p>
          </table:table-cell>
          <table:table-cell office:value-type="date" office:date-value="2018-11-07">
            <text:p>11/07/18</text:p>
          </table:table-cell>
          <table:table-cell/>
        </table:table-row>
        <table:table-row table:style-name="ro9">
          <table:table-cell table:style-name="ce8" office:value-type="string">
            <text:p>Chendur Azhagan – 796</text:p>
          </table:table-cell>
          <table:table-cell office:value-type="date" office:date-value="2018-05-07">
            <text:p>05/07/18</text:p>
          </table:table-cell>
          <table:table-cell/>
        </table:table-row>
        <table:table-row table:style-name="ro10">
          <table:table-cell office:value-type="string">
            <text:p>Mohammed Zaid Mohammed Rafique – 1057</text:p>
          </table:table-cell>
          <table:table-cell table:style-name="ce13" office:value-type="string">
            <text:p><text:span text:style-name="T1">02/07/2018(0.20min)</text:span></text:p>
            <text:p><text:span text:style-name="T1">03/07/2018(0.35min)</text:span></text:p>
            <text:p><text:span text:style-name="T1">04/07/2018(0.25min)</text:span></text:p>
            <text:p><text:span text:style-name="T1">05/07/2018(4hrs)</text:span></text:p>
          </table:table-cell>
          <table:table-cell/>
        </table:table-row>
        <table:table-row table:style-name="ro4">
          <table:table-cell office:value-type="string">
            <text:p>DEVIKA DURAI – P-2320</text:p>
          </table:table-cell>
          <table:table-cell table:style-name="ce11" office:value-type="string">
            <text:p>02/07/2018(4hrs)</text:p>
            <text:p>03/07/2018(4hrs)</text:p>
          </table:table-cell>
          <table:table-cell/>
        </table:table-row>
        <table:table-row table:style-name="ro4">
          <table:table-cell office:value-type="string">
            <text:p>Sandeep Krishnan – 1356</text:p>
          </table:table-cell>
          <table:table-cell table:style-name="ce11" office:value-type="string">
            <text:p>02/07/2018</text:p>
            <text:p>03/07/2018</text:p>
          </table:table-cell>
          <table:table-cell/>
        </table:table-row>
        <table:table-row table:style-name="ro6">
          <table:table-cell table:style-name="ce10" office:value-type="string">
            <text:p>AISHWARYA SELVAN – P-2351</text:p>
          </table:table-cell>
          <table:table-cell office:value-type="date" office:date-value="2018-03-07">
            <text:p>03/07/18</text:p>
          </table:table-cell>
          <table:table-cell/>
        </table:table-row>
        <table:table-row table:style-name="ro8">
          <table:table-cell office:value-type="string">
            <text:p>Dinesh Kumar Periyasamy -998</text:p>
          </table:table-cell>
          <table:table-cell table:style-name="ce11" office:value-type="string">
            <text:p>02/07/2018(3.10hrs)</text:p>
            <text:p>03/07/2017(2.30hrs)</text:p>
            <text:p>04/07/2018(0.55hrs)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07/12/2018</text:date>, <text:time>12:4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1:18:37.10</meta:creation-date>
    <dc:date>2018-07-12T12:43:57.26</dc:date>
    <meta:editing-duration>PT1H21M42S</meta:editing-duration>
    <meta:editing-cycles>29</meta:editing-cycles>
    <meta:generator>OpenOffice/4.1.3$Win32 OpenOffice.org_project/413m1$Build-9783</meta:generator>
    <meta:document-statistic meta:table-count="3" meta:cell-count="39" meta:object-count="0"/>
  </office:meta>
</office:document-meta>
</file>